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9508230" text:style-name="L1">
        <text:list-item>
          <text:p text:style-name="P1">CPU time with n 10000000, nsteps 500 and 2 processes = 10.5703157 seconds</text:p>
        </text:list-item>
        <text:list-item>
          <text:p text:style-name="P1">CPU time with n 10000000, nsteps 1000 and 2 processes = 20.2600138 seconds</text:p>
        </text:list-item>
        <text:list-item>
          <text:p text:style-name="P1">CPU time with n 10000000, nsteps 1500 and 2 processes = 31.3158198 seconds</text:p>
        </text:list-item>
        <text:list-item>
          <text:p text:style-name="P1">CPU time with n 10000000, nsteps 2000 and 2 processes = 48.9741525 seconds</text:p>
        </text:list-item>
        <text:list-item>
          <text:p text:style-name="P1">CPU time with n 10000000, nsteps 2500 and 2 processes = 57.6409912 seconds</text:p>
        </text:list-item>
        <text:list-item>
          <text:p text:style-name="P1">CPU time with n 10000000, nsteps 3000 and 2 processes = 69.4683960 seconds</text:p>
        </text:list-item>
        <text:list-item>
          <text:p text:style-name="P1">CPU time with n 10000000, nsteps 3500 and 2 processes = 87.7272442 seconds</text:p>
        </text:list-item>
        <text:list-item>
          <text:p text:style-name="P1">CPU time with n 10000000, nsteps 4000 and 2 processes = 94.7490695 seconds</text:p>
        </text:list-item>
        <text:list-item>
          <text:p text:style-name="P1">CPU time with n 10000000, nsteps 500 and 4 processes = 13.1108374 seconds</text:p>
        </text:list-item>
        <text:list-item>
          <text:p text:style-name="P1">CPU time with n 10000000, nsteps 1000 and 4 processes = 24.9169076 seconds</text:p>
        </text:list-item>
        <text:list-item>
          <text:p text:style-name="P1">CPU time with n 10000000, nsteps 1500 and 4 processes = 38.1771117 seconds</text:p>
        </text:list-item>
        <text:list-item>
          <text:p text:style-name="P1">CPU time with n 10000000, nsteps 2000 and 4 processes = 49.9395709 seconds</text:p>
        </text:list-item>
        <text:list-item>
          <text:p text:style-name="P1">CPU time with n 10000000, nsteps 2500 and 4 processes = 60.4596245 seconds</text:p>
        </text:list-item>
        <text:list-item>
          <text:p text:style-name="P1">CPU time with n 10000000, nsteps 3000 and 4 processes = 72.2965507 seconds</text:p>
        </text:list-item>
        <text:list-item>
          <text:p text:style-name="P1">CPU time with n 10000000, nsteps 3500 and 4 processes = 87.2499751 seconds</text:p>
        </text:list-item>
        <text:list-item>
          <text:p text:style-name="P1">CPU time with n 10000000, nsteps 4000 and 4 processes = 96.6716687 seconds</text:p>
        </text:list-item>
        <text:list-item>
          <text:p text:style-name="P1">CPU time with n 10000000, nsteps 500 and 8 processes = 12.7611956 seconds</text:p>
        </text:list-item>
        <text:list-item>
          <text:p text:style-name="P1">CPU time with n 10000000, nsteps 1000 and 8 processes = 27.9155740 seconds</text:p>
        </text:list-item>
        <text:list-item>
          <text:p text:style-name="P1">CPU time with n 10000000, nsteps 1500 and 8 processes = 39.6394903 seconds</text:p>
        </text:list-item>
        <text:list-item>
          <text:p text:style-name="P1">CPU time with n 10000000, nsteps 2000 and 8 processes = 52.2513917 seconds</text:p>
        </text:list-item>
        <text:list-item>
          <text:p text:style-name="P1">CPU time with n 10000000, nsteps 2500 and 8 processes = 65.6765140 seconds</text:p>
        </text:list-item>
        <text:list-item>
          <text:p text:style-name="P1">CPU time with n 10000000, nsteps 3000 and 8 processes = 76.8538961 seconds</text:p>
        </text:list-item>
        <text:list-item>
          <text:p text:style-name="P1">CPU time with n 10000000, nsteps 3500 and 8 processes = 92.1324603 seconds</text:p>
        </text:list-item>
        <text:list-item>
          <text:p text:style-name="P1">CPU time with n 10000000, nsteps 4000 and 8 processes = 106.8253084 seconds</text:p>
        </text:list-item>
        <text:list-item>
          <text:p text:style-name="P1">CPU time with n 10000000, nsteps 500 and 16 processes = 12.3152660 seconds</text:p>
        </text:list-item>
        <text:list-item>
          <text:p text:style-name="P1">CPU time with n 10000000, nsteps 1000 and 16 processes = 26.1337193 seconds</text:p>
        </text:list-item>
        <text:list-item>
          <text:p text:style-name="P1">CPU time with n 10000000, nsteps 1500 and 16 processes = 39.7064395 seconds</text:p>
        </text:list-item>
        <text:list-item>
          <text:p text:style-name="P1">CPU time with n 10000000, nsteps 2000 and 16 processes = 51.6772113 seconds</text:p>
        </text:list-item>
        <text:list-item>
          <text:p text:style-name="P1">CPU time with n 10000000, nsteps 2500 and 16 processes = 64.0939810 seconds</text:p>
        </text:list-item>
        <text:list-item>
          <text:p text:style-name="P1">CPU time with n 10000000, nsteps 3000 and 16 processes = 78.7340079 seconds</text:p>
        </text:list-item>
        <text:list-item>
          <text:p text:style-name="P1">CPU time with n 10000000, nsteps 3500 and 16 processes = 91.2365861 seconds</text:p>
        </text:list-item>
        <text:list-item>
          <text:p text:style-name="P1">CPU time with n 10000000, nsteps 4000 and 16 processes = 104.7642615 seconds</text:p>
        </text:list-item>
        <text:list-item>
          <text:p text:style-name="P1">CPU time with n 10000000, nsteps 500 and 2 processes = 12.1564562 seconds</text:p>
        </text:list-item>
        <text:list-item>
          <text:p text:style-name="P1">CPU time with n 10000000, nsteps 1000 and 2 processes = 24.0984019 seconds</text:p>
        </text:list-item>
        <text:list-item>
          <text:p text:style-name="P1"><text:soft-page-break/>CPU time with n 10000000, nsteps 1500 and 2 processes = 35.8352627 seconds</text:p>
        </text:list-item>
        <text:list-item>
          <text:p text:style-name="P1">CPU time with n 10000000, nsteps 2000 and 2 processes = 44.1306710 seconds</text:p>
        </text:list-item>
        <text:list-item>
          <text:p text:style-name="P1">CPU time with n 10000000, nsteps 2500 and 2 processes = 63.3504198 seconds</text:p>
        </text:list-item>
        <text:list-item>
          <text:p text:style-name="P1">CPU time with n 10000000, nsteps 3000 and 2 processes = 69.1659416 seconds</text:p>
        </text:list-item>
        <text:list-item>
          <text:p text:style-name="P1">CPU time with n 10000000, nsteps 3500 and 2 processes = 83.6627915 seconds</text:p>
        </text:list-item>
        <text:list-item>
          <text:p text:style-name="P1">CPU time with n 10000000, nsteps 4000 and 2 processes = 98.7826509 seconds</text:p>
        </text:list-item>
        <text:list-item>
          <text:p text:style-name="P1">CPU time with n 10000000, nsteps 500 and 4 processes = 8.9074395 seconds</text:p>
        </text:list-item>
        <text:list-item>
          <text:p text:style-name="P1">CPU time with n 10000000, nsteps 1000 and 4 processes = 24.9919314 seconds</text:p>
        </text:list-item>
        <text:list-item>
          <text:p text:style-name="P1">CPU time with n 10000000, nsteps 1500 and 4 processes = 35.9707352 seconds</text:p>
        </text:list-item>
        <text:list-item>
          <text:p text:style-name="P1">CPU time with n 10000000, nsteps 2000 and 4 processes = 48.8708901 seconds</text:p>
        </text:list-item>
        <text:list-item>
          <text:p text:style-name="P1">CPU time with n 10000000, nsteps 2500 and 4 processes = 58.5058968 seconds</text:p>
        </text:list-item>
        <text:list-item>
          <text:p text:style-name="P1">CPU time with n 10000000, nsteps 3000 and 4 processes = 73.8054396 seconds</text:p>
        </text:list-item>
        <text:list-item>
          <text:p text:style-name="P1">CPU time with n 10000000, nsteps 3500 and 4 processes = 87.3156919 seconds</text:p>
        </text:list-item>
        <text:list-item>
          <text:p text:style-name="P1">CPU time with n 10000000, nsteps 4000 and 4 processes = 99.8606860 seconds</text:p>
        </text:list-item>
        <text:list-item>
          <text:p text:style-name="P1">CPU time with n 10000000, nsteps 500 and 8 processes = 12.4141665 seconds</text:p>
        </text:list-item>
        <text:list-item>
          <text:p text:style-name="P1">CPU time with n 10000000, nsteps 1000 and 8 processes = 26.3835930 seconds</text:p>
        </text:list-item>
        <text:list-item>
          <text:p text:style-name="P1">CPU time with n 10000000, nsteps 1500 and 8 processes = 39.5470560 seconds</text:p>
        </text:list-item>
        <text:list-item>
          <text:p text:style-name="P1">CPU time with n 10000000, nsteps 2000 and 8 processes = 51.5080492 seconds</text:p>
        </text:list-item>
        <text:list-item>
          <text:p text:style-name="P1">CPU time with n 10000000, nsteps 2500 and 8 processes = 64.9598572 seconds</text:p>
        </text:list-item>
        <text:list-item>
          <text:p text:style-name="P1">CPU time with n 10000000, nsteps 3000 and 8 processes = 78.4254109 seconds</text:p>
        </text:list-item>
        <text:list-item>
          <text:p text:style-name="P1">CPU time with n 10000000, nsteps 3500 and 8 processes = 93.2411317 seconds</text:p>
        </text:list-item>
        <text:list-item>
          <text:p text:style-name="P1">CPU time with n 10000000, nsteps 4000 and 8 processes = 101.4405288 seconds</text:p>
        </text:list-item>
        <text:list-item>
          <text:p text:style-name="P1">CPU time with n 10000000, nsteps 500 and 16 processes = 12.3941342 seconds</text:p>
        </text:list-item>
        <text:list-item>
          <text:p text:style-name="P1">CPU time with n 10000000, nsteps 1000 and 16 processes = 27.4561477 seconds</text:p>
        </text:list-item>
        <text:list-item>
          <text:p text:style-name="P1">CPU time with n 10000000, nsteps 1500 and 16 processes = 38.0210320 seconds</text:p>
        </text:list-item>
        <text:list-item>
          <text:p text:style-name="P1">CPU time with n 10000000, nsteps 2000 and 16 processes = 52.0793140 seconds</text:p>
        </text:list-item>
        <text:list-item>
          <text:p text:style-name="P1">CPU time with n 10000000, nsteps 2500 and 16 processes = 66.8575766 seconds</text:p>
        </text:list-item>
        <text:list-item>
          <text:p text:style-name="P1">CPU time with n 10000000, nsteps 3000 and 16 processes = 78.8725533 seconds</text:p>
        </text:list-item>
        <text:list-item>
          <text:p text:style-name="P1">CPU time with n 10000000, nsteps 3500 and 16 processes = 90.0201504 seconds</text:p>
        </text:list-item>
        <text:list-item>
          <text:p text:style-name="P1">CPU time with n 10000000, nsteps 4000 and 16 processes = 104.9847819 <text:soft-page-break/>seconds</text:p>
        </text:list-item>
        <text:list-item>
          <text:p text:style-name="P1">CPU time with n 10000000, nsteps 500 and 2 processes = 12.4042964 seconds</text:p>
        </text:list-item>
        <text:list-item>
          <text:p text:style-name="P1">CPU time with n 10000000, nsteps 1000 and 2 processes = 25.0690171 seconds</text:p>
        </text:list-item>
        <text:list-item>
          <text:p text:style-name="P1">CPU time with n 10000000, nsteps 1500 and 2 processes = 37.2650979 seconds</text:p>
        </text:list-item>
        <text:list-item>
          <text:p text:style-name="P1">CPU time with n 10000000, nsteps 2000 and 2 processes = 50.1639209 seconds</text:p>
        </text:list-item>
        <text:list-item>
          <text:p text:style-name="P1">CPU time with n 10000000, nsteps 2500 and 2 processes = 55.6036957 seconds</text:p>
        </text:list-item>
        <text:list-item>
          <text:p text:style-name="P1">CPU time with n 10000000, nsteps 3000 and 2 processes = 70.3875143 seconds</text:p>
        </text:list-item>
        <text:list-item>
          <text:p text:style-name="P1">CPU time with n 10000000, nsteps 3500 and 2 processes = 83.5129264 seconds</text:p>
        </text:list-item>
        <text:list-item>
          <text:p text:style-name="P1">CPU time with n 10000000, nsteps 4000 and 2 processes = 101.0120872 seconds</text:p>
        </text:list-item>
        <text:list-item>
          <text:p text:style-name="P1">CPU time with n 10000000, nsteps 500 and 4 processes = 10.6085988 seconds</text:p>
        </text:list-item>
        <text:list-item>
          <text:p text:style-name="P1">CPU time with n 10000000, nsteps 1000 and 4 processes = 21.6169446 seconds</text:p>
        </text:list-item>
        <text:list-item>
          <text:p text:style-name="P1">CPU time with n 10000000, nsteps 1500 and 4 processes = 32.7338041 seconds</text:p>
        </text:list-item>
        <text:list-item>
          <text:p text:style-name="P1">CPU time with n 10000000, nsteps 2000 and 4 processes = 49.4030043 seconds</text:p>
        </text:list-item>
        <text:list-item>
          <text:p text:style-name="P1">CPU time with n 10000000, nsteps 2500 and 4 processes = 61.1937863 seconds</text:p>
        </text:list-item>
        <text:list-item>
          <text:p text:style-name="P1">CPU time with n 10000000, nsteps 3000 and 4 processes = 69.5374916 seconds</text:p>
        </text:list-item>
        <text:list-item>
          <text:p text:style-name="P1">CPU time with n 10000000, nsteps 3500 and 4 processes = 88.9550441 seconds</text:p>
        </text:list-item>
        <text:list-item>
          <text:p text:style-name="P1">CPU time with n 10000000, nsteps 4000 and 4 processes = 91.3257796 seconds</text:p>
        </text:list-item>
        <text:list-item>
          <text:p text:style-name="P1">CPU time with n 10000000, nsteps 500 and 8 processes = 14.2842200 seconds</text:p>
        </text:list-item>
        <text:list-item>
          <text:p text:style-name="P1">CPU time with n 10000000, nsteps 1000 and 8 processes = 26.0641102 seconds</text:p>
        </text:list-item>
        <text:list-item>
          <text:p text:style-name="P1">CPU time with n 10000000, nsteps 1500 and 8 processes = 39.7940262 seconds</text:p>
        </text:list-item>
        <text:list-item>
          <text:p text:style-name="P1">CPU time with n 10000000, nsteps 2000 and 8 processes = 52.0749413 seconds</text:p>
        </text:list-item>
        <text:list-item>
          <text:p text:style-name="P1">CPU time with n 10000000, nsteps 2500 and 8 processes = 64.4021312 seconds</text:p>
        </text:list-item>
        <text:list-item>
          <text:p text:style-name="P1">CPU time with n 10000000, nsteps 3000 and 8 processes = 79.8912271 seconds</text:p>
        </text:list-item>
        <text:list-item>
          <text:p text:style-name="P1">CPU time with n 10000000, nsteps 3500 and 8 processes = 92.7105416 seconds</text:p>
        </text:list-item>
        <text:list-item>
          <text:p text:style-name="P1">CPU time with n 10000000, nsteps 4000 and 8 processes = 104.1652595 seconds</text:p>
        </text:list-item>
        <text:list-item>
          <text:p text:style-name="P1">CPU time with n 10000000, nsteps 500 and 16 processes = 12.7213272 seconds</text:p>
        </text:list-item>
        <text:list-item>
          <text:p text:style-name="P1">CPU time with n 10000000, nsteps 1000 and 16 processes = 25.7916056 seconds</text:p>
        </text:list-item>
        <text:list-item>
          <text:p text:style-name="P1">CPU time with n 10000000, nsteps 1500 and 16 processes = 39.7401910 seconds</text:p>
        </text:list-item>
        <text:list-item>
          <text:p text:style-name="P1">CPU time with n 10000000, nsteps 2000 and 16 processes = 52.2519187 seconds</text:p>
        </text:list-item>
        <text:list-item>
          <text:p text:style-name="P1">CPU time with n 10000000, nsteps 2500 and 16 processes = 65.7000915 seconds</text:p>
        </text:list-item>
        <text:list-item>
          <text:p text:style-name="P1"><text:soft-page-break/>CPU time with n 10000000, nsteps 3000 and 16 processes = 79.2091053 seconds</text:p>
        </text:list-item>
        <text:list-item>
          <text:p text:style-name="P1">CPU time with n 10000000, nsteps 3500 and 16 processes = 91.2432697 seconds</text:p>
        </text:list-item>
        <text:list-item>
          <text:p text:style-name="P1">CPU time with n 10000000, nsteps 4000 and 16 processes = 102.4304271 seconds</text:p>
        </text:list-item>
        <text:list-item>
          <text:p text:style-name="P1">CPU time with n 10000000, nsteps 500 and 2 processes = 9.9417023 seconds</text:p>
        </text:list-item>
        <text:list-item>
          <text:p text:style-name="P1">CPU time with n 10000000, nsteps 1000 and 2 processes = 24.6100514 seconds</text:p>
        </text:list-item>
        <text:list-item>
          <text:p text:style-name="P1">CPU time with n 10000000, nsteps 1500 and 2 processes = 36.2869292 seconds</text:p>
        </text:list-item>
        <text:list-item>
          <text:p text:style-name="P1">CPU time with n 10000000, nsteps 2000 and 2 processes = 50.5295476 seconds</text:p>
        </text:list-item>
        <text:list-item>
          <text:p text:style-name="P1">CPU time with n 10000000, nsteps 2500 and 2 processes = 61.5564874 seconds</text:p>
        </text:list-item>
        <text:list-item>
          <text:p text:style-name="P1">CPU time with n 10000000, nsteps 3000 and 2 processes = 69.6633741 seconds</text:p>
        </text:list-item>
        <text:list-item>
          <text:p text:style-name="P1">CPU time with n 10000000, nsteps 3500 and 2 processes = 82.1291170 seconds</text:p>
        </text:list-item>
        <text:list-item>
          <text:p text:style-name="P1">CPU time with n 10000000, nsteps 4000 and 2 processes = 100.4313202 seconds</text:p>
        </text:list-item>
        <text:list-item>
          <text:p text:style-name="P1">CPU time with n 10000000, nsteps 500 and 4 processes = 10.7146174 seconds</text:p>
        </text:list-item>
        <text:list-item>
          <text:p text:style-name="P1">CPU time with n 10000000, nsteps 1000 and 4 processes = 23.1613091 seconds</text:p>
        </text:list-item>
        <text:list-item>
          <text:p text:style-name="P1">CPU time with n 10000000, nsteps 1500 and 4 processes = 34.9086247 seconds</text:p>
        </text:list-item>
        <text:list-item>
          <text:p text:style-name="P1">CPU time with n 10000000, nsteps 2000 and 4 processes = 52.0559106 seconds</text:p>
        </text:list-item>
        <text:list-item>
          <text:p text:style-name="P1">CPU time with n 10000000, nsteps 2500 and 4 processes = 58.5831462 seconds</text:p>
        </text:list-item>
        <text:list-item>
          <text:p text:style-name="P1">CPU time with n 10000000, nsteps 3000 and 4 processes = 70.5823598 seconds</text:p>
        </text:list-item>
        <text:list-item>
          <text:p text:style-name="P1">CPU time with n 10000000, nsteps 3500 and 4 processes = 89.4812942 seconds</text:p>
        </text:list-item>
        <text:list-item>
          <text:p text:style-name="P1">CPU time with n 10000000, nsteps 4000 and 4 processes = 93.3957479 seconds</text:p>
        </text:list-item>
        <text:list-item>
          <text:p text:style-name="P1">CPU time with n 10000000, nsteps 500 and 8 processes = 13.4464404 seconds</text:p>
        </text:list-item>
        <text:list-item>
          <text:p text:style-name="P1">CPU time with n 10000000, nsteps 1000 and 8 processes = 25.7070476 seconds</text:p>
        </text:list-item>
        <text:list-item>
          <text:p text:style-name="P1">CPU time with n 10000000, nsteps 1500 and 8 processes = 39.5733545 seconds</text:p>
        </text:list-item>
        <text:list-item>
          <text:p text:style-name="P1">CPU time with n 10000000, nsteps 2000 and 8 processes = 52.1673536 seconds</text:p>
        </text:list-item>
        <text:list-item>
          <text:p text:style-name="P1">CPU time with n 10000000, nsteps 2500 and 8 processes = 66.3206479 seconds</text:p>
        </text:list-item>
        <text:list-item>
          <text:p text:style-name="P1">CPU time with n 10000000, nsteps 3000 and 8 processes = 79.5910689 seconds</text:p>
        </text:list-item>
        <text:list-item>
          <text:p text:style-name="P1">CPU time with n 10000000, nsteps 3500 and 8 processes = 92.3705203 seconds</text:p>
        </text:list-item>
        <text:list-item>
          <text:p text:style-name="P1">CPU time with n 10000000, nsteps 4000 and 8 processes = 107.3237270 seconds</text:p>
        </text:list-item>
        <text:list-item>
          <text:p text:style-name="P1">CPU time with n 10000000, nsteps 500 and 16 processes = 12.7109169 seconds</text:p>
        </text:list-item>
        <text:list-item>
          <text:p text:style-name="P1">CPU time with n 10000000, nsteps 1000 and 16 processes = 27.3561284 seconds</text:p>
        </text:list-item>
        <text:list-item>
          <text:p text:style-name="P1">CPU time with n 10000000, nsteps 1500 and 16 processes = 38.2002234 <text:soft-page-break/>seconds</text:p>
        </text:list-item>
        <text:list-item>
          <text:p text:style-name="P1">CPU time with n 10000000, nsteps 2000 and 16 processes = 53.1188008 seconds</text:p>
        </text:list-item>
        <text:list-item>
          <text:p text:style-name="P1">CPU time with n 10000000, nsteps 2500 and 16 processes = 67.0672092 seconds</text:p>
        </text:list-item>
        <text:list-item>
          <text:p text:style-name="P1">CPU time with n 10000000, nsteps 3000 and 16 processes = 78.8374464 seconds</text:p>
        </text:list-item>
        <text:list-item>
          <text:p text:style-name="P1">CPU time with n 10000000, nsteps 3500 and 16 processes = 94.3470141 seconds</text:p>
        </text:list-item>
        <text:list-item>
          <text:p text:style-name="P1">CPU time with n 10000000, nsteps 4000 and 16 processes = 107.2876151 seconds</text:p>
        </text:list-item>
        <text:list-item>
          <text:p text:style-name="P1">CPU time with n 10000000, nsteps 500 and 2 processes = 12.4884856 seconds</text:p>
        </text:list-item>
        <text:list-item>
          <text:p text:style-name="P1">CPU time with n 10000000, nsteps 1000 and 2 processes = 26.0561501 seconds</text:p>
        </text:list-item>
        <text:list-item>
          <text:p text:style-name="P1">CPU time with n 10000000, nsteps 1500 and 2 processes = 31.6708246 seconds</text:p>
        </text:list-item>
        <text:list-item>
          <text:p text:style-name="P1">CPU time with n 10000000, nsteps 2000 and 2 processes = 51.4085045 seconds</text:p>
        </text:list-item>
        <text:list-item>
          <text:p text:style-name="P1">CPU time with n 10000000, nsteps 2500 and 2 processes = 62.7517555 seconds</text:p>
        </text:list-item>
        <text:list-item>
          <text:p text:style-name="P1">CPU time with n 10000000, nsteps 3000 and 2 processes = 75.2210396 seconds</text:p>
        </text:list-item>
        <text:list-item>
          <text:p text:style-name="P1">CPU time with n 10000000, nsteps 3500 and 2 processes = 82.6300617 seconds</text:p>
        </text:list-item>
        <text:list-item>
          <text:p text:style-name="P1">CPU time with n 10000000, nsteps 4000 and 2 processes = 95.3559467 seconds</text:p>
        </text:list-item>
        <text:list-item>
          <text:p text:style-name="P1">CPU time with n 10000000, nsteps 500 and 4 processes = 10.7073840 seconds</text:p>
        </text:list-item>
        <text:list-item>
          <text:p text:style-name="P1">CPU time with n 10000000, nsteps 1000 and 4 processes = 25.2530858 seconds</text:p>
        </text:list-item>
        <text:list-item>
          <text:p text:style-name="P1">CPU time with n 10000000, nsteps 1500 and 4 processes = 37.9068422 seconds</text:p>
        </text:list-item>
        <text:list-item>
          <text:p text:style-name="P1">CPU time with n 10000000, nsteps 2000 and 4 processes = 50.2798827 seconds</text:p>
        </text:list-item>
        <text:list-item>
          <text:p text:style-name="P1">CPU time with n 10000000, nsteps 2500 and 4 processes = 77.2859515 seconds</text:p>
        </text:list-item>
        <text:list-item>
          <text:p text:style-name="P1">CPU time with n 10000000, nsteps 3000 and 4 processes = 97.1431860 seconds</text:p>
        </text:list-item>
        <text:list-item>
          <text:p text:style-name="P1">CPU time with n 10000000, nsteps 3500 and 4 processes = 113.0621603 seconds</text:p>
        </text:list-item>
        <text:list-item>
          <text:p text:style-name="P1">CPU time with n 10000000, nsteps 4000 and 4 processes = 125.9885744 seconds</text:p>
        </text:list-item>
        <text:list-item>
          <text:p text:style-name="P1">CPU time with n 10000000, nsteps 500 and 8 processes = 14.9324266 seconds</text:p>
        </text:list-item>
        <text:list-item>
          <text:p text:style-name="P1">CPU time with n 10000000, nsteps 1000 and 8 processes = 29.9231193 seconds</text:p>
        </text:list-item>
        <text:list-item>
          <text:p text:style-name="P1">CPU time with n 10000000, nsteps 1500 and 8 processes = 46.0514124 seconds</text:p>
        </text:list-item>
        <text:list-item>
          <text:p text:style-name="P1">CPU time with n 10000000, nsteps 2000 and 8 processes = 58.3774343 seconds</text:p>
        </text:list-item>
        <text:list-item>
          <text:p text:style-name="P1">CPU time with n 10000000, nsteps 2500 and 8 processes = 74.5112622 seconds</text:p>
        </text:list-item>
        <text:list-item>
          <text:p text:style-name="P1">CPU time with n 10000000, nsteps 3000 and 8 processes = 82.7998418 seconds</text:p>
        </text:list-item>
        <text:list-item>
          <text:p text:style-name="P1">CPU time with n 10000000, nsteps 3500 and 8 processes = 93.1746244 seconds</text:p>
        </text:list-item>
        <text:list-item>
          <text:p text:style-name="P1">CPU time with n 10000000, nsteps 4000 and 8 processes = 117.2507144 seconds</text:p>
        </text:list-item>
        <text:list-item>
          <text:p text:style-name="P1"><text:soft-page-break/>CPU time with n 10000000, nsteps 500 and 16 processes = 15.8081301 seconds</text:p>
        </text:list-item>
        <text:list-item>
          <text:p text:style-name="P1">CPU time with n 10000000, nsteps 1000 and 16 processes = 34.1935286 seconds</text:p>
        </text:list-item>
        <text:list-item>
          <text:p text:style-name="P1">CPU time with n 10000000, nsteps 1500 and 16 processes = 42.9234885 seconds</text:p>
        </text:list-item>
        <text:list-item>
          <text:p text:style-name="P1">CPU time with n 10000000, nsteps 2000 and 16 processes = 60.2234868 seconds</text:p>
        </text:list-item>
        <text:list-item>
          <text:p text:style-name="P1">CPU time with n 10000000, nsteps 2500 and 16 processes = 75.1040008 seconds</text:p>
        </text:list-item>
        <text:list-item>
          <text:p text:style-name="P1">CPU time with n 10000000, nsteps 3000 and 16 processes = 85.5228159 seconds</text:p>
        </text:list-item>
        <text:list-item>
          <text:p text:style-name="P1">CPU time with n 10000000, nsteps 3500 and 16 processes = 102.7597066 seconds</text:p>
        </text:list-item>
        <text:list-item>
          <text:p text:style-name="P1">CPU time with n 10000000, nsteps 4000 and 16 processes = 117.8619339 seconds</text:p>
        </text:list-item>
        <text:list-item>
          <text:p text:style-name="P1">CPU time with n 10000000, nsteps 500 and 2 processes = 13.4993690 seconds</text:p>
        </text:list-item>
        <text:list-item>
          <text:p text:style-name="P1">CPU time with n 10000000, nsteps 1000 and 2 processes = 25.9239922 seconds</text:p>
        </text:list-item>
        <text:list-item>
          <text:p text:style-name="P1">CPU time with n 10000000, nsteps 1500 and 2 processes = 41.0751607 seconds</text:p>
        </text:list-item>
        <text:list-item>
          <text:p text:style-name="P1">CPU time with n 10000000, nsteps 2000 and 2 processes = 54.4469303 seconds</text:p>
        </text:list-item>
        <text:list-item>
          <text:p text:style-name="P1">CPU time with n 10000000, nsteps 2500 and 2 processes = 68.1236755 seconds</text:p>
        </text:list-item>
        <text:list-item>
          <text:p text:style-name="P1">CPU time with n 10000000, nsteps 3000 and 2 processes = 89.3793284 seconds</text:p>
        </text:list-item>
        <text:list-item>
          <text:p text:style-name="P1">CPU time with n 10000000, nsteps 3500 and 2 processes = 93.6821937 seconds</text:p>
        </text:list-item>
        <text:list-item>
          <text:p text:style-name="P1">CPU time with n 10000000, nsteps 4000 and 2 processes = 98.8832570 seconds</text:p>
        </text:list-item>
        <text:list-item>
          <text:p text:style-name="P1">CPU time with n 10000000, nsteps 500 and 4 processes = 12.0490668 seconds</text:p>
        </text:list-item>
        <text:list-item>
          <text:p text:style-name="P1">CPU time with n 10000000, nsteps 1000 and 4 processes = 22.7174576 seconds</text:p>
        </text:list-item>
        <text:list-item>
          <text:p text:style-name="P1">CPU time with n 10000000, nsteps 1500 and 4 processes = 39.0555757 seconds</text:p>
        </text:list-item>
        <text:list-item>
          <text:p text:style-name="P1">CPU time with n 10000000, nsteps 2000 and 4 processes = 46.2656417 seconds</text:p>
        </text:list-item>
        <text:list-item>
          <text:p text:style-name="P1">CPU time with n 10000000, nsteps 2500 and 4 processes = 59.8018419 seconds</text:p>
        </text:list-item>
        <text:list-item>
          <text:p text:style-name="P1">CPU time with n 10000000, nsteps 3000 and 4 processes = 82.7529055 seconds</text:p>
        </text:list-item>
        <text:list-item>
          <text:p text:style-name="P1">CPU time with n 10000000, nsteps 3500 and 4 processes = 94.0281297 seconds</text:p>
        </text:list-item>
        <text:list-item>
          <text:p text:style-name="P1">CPU time with n 10000000, nsteps 4000 and 4 processes = 109.5552416 seconds</text:p>
        </text:list-item>
        <text:list-item>
          <text:p text:style-name="P1">CPU time with n 10000000, nsteps 500 and 8 processes = 13.4535013 seconds</text:p>
        </text:list-item>
        <text:list-item>
          <text:p text:style-name="P1">CPU time with n 10000000, nsteps 1000 and 8 processes = 25.8641147 seconds</text:p>
        </text:list-item>
        <text:list-item>
          <text:p text:style-name="P1">CPU time with n 10000000, nsteps 1500 and 8 processes = 40.6608020 seconds</text:p>
        </text:list-item>
        <text:list-item>
          <text:p text:style-name="P1">CPU time with n 10000000, nsteps 2000 and 8 processes = 56.3110984 seconds</text:p>
        </text:list-item>
        <text:list-item>
          <text:p text:style-name="P1">CPU time with n 10000000, nsteps 2500 and 8 processes = 72.5336824 seconds</text:p>
        </text:list-item>
        <text:list-item>
          <text:p text:style-name="P1">CPU time with n 10000000, nsteps 3000 and 8 processes = 86.8242596 <text:soft-page-break/>seconds</text:p>
        </text:list-item>
        <text:list-item>
          <text:p text:style-name="P1">CPU time with n 10000000, nsteps 3500 and 8 processes = 98.2474766 seconds</text:p>
        </text:list-item>
        <text:list-item>
          <text:p text:style-name="P1">CPU time with n 10000000, nsteps 4000 and 8 processes = 112.1334865 seconds</text:p>
        </text:list-item>
        <text:list-item>
          <text:p text:style-name="P1">CPU time with n 10000000, nsteps 500 and 16 processes = 13.2147930 seconds</text:p>
        </text:list-item>
        <text:list-item>
          <text:p text:style-name="P1">CPU time with n 10000000, nsteps 1000 and 16 processes = 29.0174409 seconds</text:p>
        </text:list-item>
        <text:list-item>
          <text:p text:style-name="P1">CPU time with n 10000000, nsteps 1500 and 16 processes = 40.9733225 seconds</text:p>
        </text:list-item>
        <text:list-item>
          <text:p text:style-name="P1">CPU time with n 10000000, nsteps 2000 and 16 processes = 55.2110391 seconds</text:p>
        </text:list-item>
        <text:list-item>
          <text:p text:style-name="P1">CPU time with n 10000000, nsteps 2500 and 16 processes = 70.2488765 seconds</text:p>
        </text:list-item>
        <text:list-item>
          <text:p text:style-name="P1">CPU time with n 10000000, nsteps 3000 and 16 processes = 84.4594740 seconds</text:p>
        </text:list-item>
        <text:list-item>
          <text:p text:style-name="P1">CPU time with n 10000000, nsteps 3500 and 16 processes = 99.8379193 seconds</text:p>
        </text:list-item>
        <text:list-item>
          <text:p text:style-name="P1">CPU time with n 10000000, nsteps 4000 and 16 processes = 114.9772995 seconds</text:p>
        </text:list-item>
        <text:list-item>
          <text:p text:style-name="P1">CPU time with n 10000000, nsteps 500 and 2 processes = 14.5775080 seconds</text:p>
        </text:list-item>
        <text:list-item>
          <text:p text:style-name="P1">CPU time with n 10000000, nsteps 1000 and 2 processes = 27.2285272 seconds</text:p>
        </text:list-item>
        <text:list-item>
          <text:p text:style-name="P1">CPU time with n 10000000, nsteps 1500 and 2 processes = 37.2398855 seconds</text:p>
        </text:list-item>
        <text:list-item>
          <text:p text:style-name="P1">CPU time with n 10000000, nsteps 2000 and 2 processes = 49.1304797 seconds</text:p>
        </text:list-item>
        <text:list-item>
          <text:p text:style-name="P1">CPU time with n 10000000, nsteps 2500 and 2 processes = 56.1206950 seconds</text:p>
        </text:list-item>
        <text:list-item>
          <text:p text:style-name="P1">CPU time with n 10000000, nsteps 3000 and 2 processes = 64.0739436 seconds</text:p>
        </text:list-item>
        <text:list-item>
          <text:p text:style-name="P1">CPU time with n 10000000, nsteps 3500 and 2 processes = 81.0047158 seconds</text:p>
        </text:list-item>
        <text:list-item>
          <text:p text:style-name="P1">CPU time with n 10000000, nsteps 4000 and 2 processes = 99.0838035 seconds</text:p>
        </text:list-item>
        <text:list-item>
          <text:p text:style-name="P1">CPU time with n 10000000, nsteps 500 and 4 processes = 8.6009333 seconds</text:p>
        </text:list-item>
        <text:list-item>
          <text:p text:style-name="P1">CPU time with n 10000000, nsteps 1000 and 4 processes = 22.7206472 seconds</text:p>
        </text:list-item>
        <text:list-item>
          <text:p text:style-name="P1">CPU time with n 10000000, nsteps 1500 and 4 processes = 33.7484475 seconds</text:p>
        </text:list-item>
        <text:list-item>
          <text:p text:style-name="P1">CPU time with n 10000000, nsteps 2000 and 4 processes = 48.1076111 seconds</text:p>
        </text:list-item>
        <text:list-item>
          <text:p text:style-name="P1">CPU time with n 10000000, nsteps 2500 and 4 processes = 58.2017963 seconds</text:p>
        </text:list-item>
        <text:list-item>
          <text:p text:style-name="P1">CPU time with n 10000000, nsteps 3000 and 4 processes = 74.8818709 seconds</text:p>
        </text:list-item>
        <text:list-item>
          <text:p text:style-name="P1">CPU time with n 10000000, nsteps 3500 and 4 processes = 87.3126711 seconds</text:p>
        </text:list-item>
        <text:list-item>
          <text:p text:style-name="P1">CPU time with n 10000000, nsteps 4000 and 4 processes = 100.4367727 seconds</text:p>
        </text:list-item>
        <text:list-item>
          <text:p text:style-name="P1">CPU time with n 10000000, nsteps 500 and 8 processes = 12.1207689 seconds</text:p>
        </text:list-item>
        <text:list-item>
          <text:p text:style-name="P1">CPU time with n 10000000, nsteps 1000 and 8 processes = 26.0197267 seconds</text:p>
        </text:list-item>
        <text:list-item>
          <text:p text:style-name="P1">CPU time with n 10000000, nsteps 1500 and 8 processes = 38.9995155 seconds</text:p>
        </text:list-item>
        <text:list-item>
          <text:p text:style-name="P1"><text:soft-page-break/>CPU time with n 10000000, nsteps 2000 and 8 processes = 52.6187582 seconds</text:p>
        </text:list-item>
        <text:list-item>
          <text:p text:style-name="P1">CPU time with n 10000000, nsteps 2500 and 8 processes = 62.8741893 seconds</text:p>
        </text:list-item>
        <text:list-item>
          <text:p text:style-name="P1">CPU time with n 10000000, nsteps 3000 and 8 processes = 79.2352682 seconds</text:p>
        </text:list-item>
        <text:list-item>
          <text:p text:style-name="P1">CPU time with n 10000000, nsteps 3500 and 8 processes = 92.5517244 seconds</text:p>
        </text:list-item>
        <text:list-item>
          <text:p text:style-name="P1">CPU time with n 10000000, nsteps 4000 and 8 processes = 106.2492579 seconds</text:p>
        </text:list-item>
        <text:list-item>
          <text:p text:style-name="P1">CPU time with n 10000000, nsteps 500 and 16 processes = 12.3154416 seconds</text:p>
        </text:list-item>
        <text:list-item>
          <text:p text:style-name="P1">CPU time with n 10000000, nsteps 1000 and 16 processes = 24.9378909 seconds</text:p>
        </text:list-item>
        <text:list-item>
          <text:p text:style-name="P1">CPU time with n 10000000, nsteps 1500 and 16 processes = 39.3214886 seconds</text:p>
        </text:list-item>
        <text:list-item>
          <text:p text:style-name="P1">CPU time with n 10000000, nsteps 2000 and 16 processes = 53.8965841 seconds</text:p>
        </text:list-item>
        <text:list-item>
          <text:p text:style-name="P1">CPU time with n 10000000, nsteps 2500 and 16 processes = 65.2327583 seconds</text:p>
        </text:list-item>
        <text:list-item>
          <text:p text:style-name="P1">CPU time with n 10000000, nsteps 3000 and 16 processes = 76.4027297 seconds</text:p>
        </text:list-item>
        <text:list-item>
          <text:p text:style-name="P1">CPU time with n 10000000, nsteps 3500 and 16 processes = 89.7367665 seconds</text:p>
        </text:list-item>
        <text:list-item>
          <text:p text:style-name="P1">CPU time with n 10000000, nsteps 4000 and 16 processes = 105.0507672 seconds</text:p>
        </text:list-item>
        <text:list-item>
          <text:p text:style-name="P1">CPU time with n 10000000, nsteps 500 and 2 processes = 12.6171099 seconds</text:p>
        </text:list-item>
        <text:list-item>
          <text:p text:style-name="P1">CPU time with n 10000000, nsteps 1000 and 2 processes = 22.3096088 seconds</text:p>
        </text:list-item>
        <text:list-item>
          <text:p text:style-name="P1">CPU time with n 10000000, nsteps 1500 and 2 processes = 37.6329972 seconds</text:p>
        </text:list-item>
        <text:list-item>
          <text:p text:style-name="P1">CPU time with n 10000000, nsteps 2000 and 2 processes = 46.2273774 seconds</text:p>
        </text:list-item>
        <text:list-item>
          <text:p text:style-name="P1">CPU time with n 10000000, nsteps 2500 and 2 processes = 64.4908201 seconds</text:p>
        </text:list-item>
        <text:list-item>
          <text:p text:style-name="P1">CPU time with n 10000000, nsteps 3000 and 2 processes = 74.4282219 seconds</text:p>
        </text:list-item>
        <text:list-item>
          <text:p text:style-name="P1">CPU time with n 10000000, nsteps 3500 and 2 processes = 85.6341511 seconds</text:p>
        </text:list-item>
        <text:list-item>
          <text:p text:style-name="P1">CPU time with n 10000000, nsteps 4000 and 2 processes = 92.6152007 seconds</text:p>
        </text:list-item>
        <text:list-item>
          <text:p text:style-name="P1">CPU time with n 10000000, nsteps 500 and 4 processes = 10.6093430 seconds</text:p>
        </text:list-item>
        <text:list-item>
          <text:p text:style-name="P1">CPU time with n 10000000, nsteps 1000 and 4 processes = 25.4715988 seconds</text:p>
        </text:list-item>
        <text:list-item>
          <text:p text:style-name="P1">CPU time with n 10000000, nsteps 1500 and 4 processes = 34.9007491 seconds</text:p>
        </text:list-item>
        <text:list-item>
          <text:p text:style-name="P1">CPU time with n 10000000, nsteps 2000 and 4 processes = 49.7116822 seconds</text:p>
        </text:list-item>
        <text:list-item>
          <text:p text:style-name="P1">CPU time with n 10000000, nsteps 2500 and 4 processes = 62.6807996 seconds</text:p>
        </text:list-item>
        <text:list-item>
          <text:p text:style-name="P1">CPU time with n 10000000, nsteps 3000 and 4 processes = 71.1333817 seconds</text:p>
        </text:list-item>
        <text:list-item>
          <text:p text:style-name="P1">CPU time with n 10000000, nsteps 3500 and 4 processes = 82.9315614 seconds</text:p>
        </text:list-item>
        <text:list-item>
          <text:p text:style-name="P1">CPU time with n 10000000, nsteps 4000 and 4 processes = 94.8221230 seconds</text:p>
        </text:list-item>
        <text:list-item>
          <text:p text:style-name="P1">CPU time with n 10000000, nsteps 500 and 8 processes = 13.0287684 <text:soft-page-break/>seconds</text:p>
        </text:list-item>
        <text:list-item>
          <text:p text:style-name="P1">CPU time with n 10000000, nsteps 1000 and 8 processes = 24.9268001 seconds</text:p>
        </text:list-item>
        <text:list-item>
          <text:p text:style-name="P1">CPU time with n 10000000, nsteps 1500 and 8 processes = 38.6047025 seconds</text:p>
        </text:list-item>
        <text:list-item>
          <text:p text:style-name="P1">CPU time with n 10000000, nsteps 2000 and 8 processes = 50.0442540 seconds</text:p>
        </text:list-item>
        <text:list-item>
          <text:p text:style-name="P1">CPU time with n 10000000, nsteps 2500 and 8 processes = 65.6647973 seconds</text:p>
        </text:list-item>
        <text:list-item>
          <text:p text:style-name="P1">CPU time with n 10000000, nsteps 3000 and 8 processes = 76.8956496 seconds</text:p>
        </text:list-item>
        <text:list-item>
          <text:p text:style-name="P1">CPU time with n 10000000, nsteps 3500 and 8 processes = 92.8966100 seconds</text:p>
        </text:list-item>
        <text:list-item>
          <text:p text:style-name="P1">CPU time with n 10000000, nsteps 4000 and 8 processes = 106.3131083 seconds</text:p>
        </text:list-item>
        <text:list-item>
          <text:p text:style-name="P1">CPU time with n 10000000, nsteps 500 and 16 processes = 12.3014321 seconds</text:p>
        </text:list-item>
        <text:list-item>
          <text:p text:style-name="P1">CPU time with n 10000000, nsteps 1000 and 16 processes = 26.4105479 seconds</text:p>
        </text:list-item>
        <text:list-item>
          <text:p text:style-name="P1">CPU time with n 10000000, nsteps 1500 and 16 processes = 38.9782094 seconds</text:p>
        </text:list-item>
        <text:list-item>
          <text:p text:style-name="P1">CPU time with n 10000000, nsteps 2000 and 16 processes = 53.8436440 seconds</text:p>
        </text:list-item>
        <text:list-item>
          <text:p text:style-name="P1">CPU time with n 10000000, nsteps 2500 and 16 processes = 65.2509982 seconds</text:p>
        </text:list-item>
        <text:list-item>
          <text:p text:style-name="P1">CPU time with n 10000000, nsteps 3000 and 16 processes = 77.6589552 seconds</text:p>
        </text:list-item>
        <text:list-item>
          <text:p text:style-name="P1">CPU time with n 10000000, nsteps 3500 and 16 processes = 91.3660871 seconds</text:p>
        </text:list-item>
        <text:list-item>
          <text:p text:style-name="P1">CPU time with n 10000000, nsteps 4000 and 16 processes = 102.5999618 seconds</text:p>
        </text:list-item>
        <text:list-item>
          <text:p text:style-name="P1">CPU time with n 10000000, nsteps 500 and 2 processes = 12.4920061 seconds</text:p>
        </text:list-item>
        <text:list-item>
          <text:p text:style-name="P1">CPU time with n 10000000, nsteps 1000 and 2 processes = 25.3720944 seconds</text:p>
        </text:list-item>
        <text:list-item>
          <text:p text:style-name="P1">CPU time with n 10000000, nsteps 1500 and 2 processes = 31.8170081 seconds</text:p>
        </text:list-item>
        <text:list-item>
          <text:p text:style-name="P1">CPU time with n 10000000, nsteps 2000 and 2 processes = 50.6280886 seconds</text:p>
        </text:list-item>
        <text:list-item>
          <text:p text:style-name="P1">CPU time with n 10000000, nsteps 2500 and 2 processes = 56.2529768 seconds</text:p>
        </text:list-item>
        <text:list-item>
          <text:p text:style-name="P1">CPU time with n 10000000, nsteps 3000 and 2 processes = 71.9654869 seconds</text:p>
        </text:list-item>
        <text:list-item>
          <text:p text:style-name="P1">CPU time with n 10000000, nsteps 3500 and 2 processes = 86.1738451 seconds</text:p>
        </text:list-item>
        <text:list-item>
          <text:p text:style-name="P1">CPU time with n 10000000, nsteps 4000 and 2 processes = 91.9100969 seconds</text:p>
        </text:list-item>
        <text:list-item>
          <text:p text:style-name="P1">CPU time with n 10000000, nsteps 500 and 4 processes = 11.8930442 seconds</text:p>
        </text:list-item>
        <text:list-item>
          <text:p text:style-name="P1">CPU time with n 10000000, nsteps 1000 and 4 processes = 24.1327620 seconds</text:p>
        </text:list-item>
        <text:list-item>
          <text:p text:style-name="P1">CPU time with n 10000000, nsteps 1500 and 4 processes = 37.9432055 seconds</text:p>
        </text:list-item>
        <text:list-item>
          <text:p text:style-name="P1">CPU time with n 10000000, nsteps 2000 and 4 processes = 47.5956534 seconds</text:p>
        </text:list-item>
        <text:list-item>
          <text:p text:style-name="P1">CPU time with n 10000000, nsteps 2500 and 4 processes = 60.2818412 seconds</text:p>
        </text:list-item>
        <text:list-item>
          <text:p text:style-name="P1">CPU time with n 10000000, nsteps 3000 and 4 processes = 76.3256003 seconds</text:p>
        </text:list-item>
        <text:list-item>
          <text:p text:style-name="P1"><text:soft-page-break/>CPU time with n 10000000, nsteps 3500 and 4 processes = 83.2811839 seconds</text:p>
        </text:list-item>
        <text:list-item>
          <text:p text:style-name="P1">CPU time with n 10000000, nsteps 4000 and 4 processes = 103.2972099 seconds</text:p>
        </text:list-item>
        <text:list-item>
          <text:p text:style-name="P1">CPU time with n 10000000, nsteps 500 and 8 processes = 12.3049485 seconds</text:p>
        </text:list-item>
        <text:list-item>
          <text:p text:style-name="P1">CPU time with n 10000000, nsteps 1000 and 8 processes = 25.2489960 seconds</text:p>
        </text:list-item>
        <text:list-item>
          <text:p text:style-name="P1">CPU time with n 10000000, nsteps 1500 and 8 processes = 40.5400271 seconds</text:p>
        </text:list-item>
        <text:list-item>
          <text:p text:style-name="P1">CPU time with n 10000000, nsteps 2000 and 8 processes = 52.4713356 seconds</text:p>
        </text:list-item>
        <text:list-item>
          <text:p text:style-name="P1">CPU time with n 10000000, nsteps 2500 and 8 processes = 65.6274365 seconds</text:p>
        </text:list-item>
        <text:list-item>
          <text:p text:style-name="P1">CPU time with n 10000000, nsteps 3000 and 8 processes = 80.0426479 seconds</text:p>
        </text:list-item>
        <text:list-item>
          <text:p text:style-name="P1">CPU time with n 10000000, nsteps 3500 and 8 processes = 92.6265474 seconds</text:p>
        </text:list-item>
        <text:list-item>
          <text:p text:style-name="P1">CPU time with n 10000000, nsteps 4000 and 8 processes = 104.3363098 seconds</text:p>
        </text:list-item>
        <text:list-item>
          <text:p text:style-name="P1">CPU time with n 10000000, nsteps 500 and 16 processes = 13.0718839 seconds</text:p>
        </text:list-item>
        <text:list-item>
          <text:p text:style-name="P1">CPU time with n 10000000, nsteps 1000 and 16 processes = 26.6911548 seconds</text:p>
        </text:list-item>
        <text:list-item>
          <text:p text:style-name="P1">CPU time with n 10000000, nsteps 1500 and 16 processes = 39.6580753 seconds</text:p>
        </text:list-item>
        <text:list-item>
          <text:p text:style-name="P1">CPU time with n 10000000, nsteps 2000 and 16 processes = 53.1759518 seconds</text:p>
        </text:list-item>
        <text:list-item>
          <text:p text:style-name="P1">CPU time with n 10000000, nsteps 2500 and 16 processes = 65.7091168 seconds</text:p>
        </text:list-item>
        <text:list-item>
          <text:p text:style-name="P1">CPU time with n 10000000, nsteps 3000 and 16 processes = 80.8044581 seconds</text:p>
        </text:list-item>
        <text:list-item>
          <text:p text:style-name="P1">CPU time with n 10000000, nsteps 3500 and 16 processes = 93.6327951 seconds</text:p>
        </text:list-item>
        <text:list-item>
          <text:p text:style-name="P1">CPU time with n 10000000, nsteps 4000 and 16 processes = 107.3542346 seconds</text:p>
        </text:list-item>
        <text:list-item>
          <text:p text:style-name="P1">CPU time with n 10000000, nsteps 500 and 2 processes = 12.2541615 seconds</text:p>
        </text:list-item>
        <text:list-item>
          <text:p text:style-name="P1">CPU time with n 10000000, nsteps 1000 and 2 processes = 24.6399526 seconds</text:p>
        </text:list-item>
        <text:list-item>
          <text:p text:style-name="P1">CPU time with n 10000000, nsteps 1500 and 2 processes = 37.6897349 seconds</text:p>
        </text:list-item>
        <text:list-item>
          <text:p text:style-name="P1">CPU time with n 10000000, nsteps 2000 and 2 processes = 51.6211056 seconds</text:p>
        </text:list-item>
        <text:list-item>
          <text:p text:style-name="P1">CPU time with n 10000000, nsteps 2500 and 2 processes = 63.0054319 seconds</text:p>
        </text:list-item>
        <text:list-item>
          <text:p text:style-name="P1">CPU time with n 10000000, nsteps 3000 and 2 processes = 66.7576310 seconds</text:p>
        </text:list-item>
        <text:list-item>
          <text:p text:style-name="P1">CPU time with n 10000000, nsteps 3500 and 2 processes = 87.0768677 seconds</text:p>
        </text:list-item>
        <text:list-item>
          <text:p text:style-name="P1">CPU time with n 10000000, nsteps 4000 and 2 processes = 93.1120127 seconds</text:p>
        </text:list-item>
        <text:list-item>
          <text:p text:style-name="P1">CPU time with n 10000000, nsteps 500 and 4 processes = 12.5327693 seconds</text:p>
        </text:list-item>
        <text:list-item>
          <text:p text:style-name="P1">CPU time with n 10000000, nsteps 1000 and 4 processes = 25.0017449 seconds</text:p>
        </text:list-item>
        <text:list-item>
          <text:p text:style-name="P1">CPU time with n 10000000, nsteps 1500 and 4 processes = 39.4219515 seconds</text:p>
        </text:list-item>
        <text:list-item>
          <text:p text:style-name="P1">CPU time with n 10000000, nsteps 2000 and 4 processes = 53.6785510 <text:soft-page-break/>seconds</text:p>
        </text:list-item>
        <text:list-item>
          <text:p text:style-name="P1">CPU time with n 10000000, nsteps 2500 and 4 processes = 58.4594345 seconds</text:p>
        </text:list-item>
        <text:list-item>
          <text:p text:style-name="P1">CPU time with n 10000000, nsteps 3000 and 4 processes = 72.2640332 seconds</text:p>
        </text:list-item>
        <text:list-item>
          <text:p text:style-name="P1">CPU time with n 10000000, nsteps 3500 and 4 processes = 84.2554286 seconds</text:p>
        </text:list-item>
        <text:list-item>
          <text:p text:style-name="P1">CPU time with n 10000000, nsteps 4000 and 4 processes = 101.5735466 seconds</text:p>
        </text:list-item>
        <text:list-item>
          <text:p text:style-name="P1">CPU time with n 10000000, nsteps 500 and 8 processes = 12.5177868 seconds</text:p>
        </text:list-item>
        <text:list-item>
          <text:p text:style-name="P1">CPU time with n 10000000, nsteps 1000 and 8 processes = 26.2290666 seconds</text:p>
        </text:list-item>
        <text:list-item>
          <text:p text:style-name="P1">CPU time with n 10000000, nsteps 1500 and 8 processes = 41.4608192 seconds</text:p>
        </text:list-item>
        <text:list-item>
          <text:p text:style-name="P1">CPU time with n 10000000, nsteps 2000 and 8 processes = 51.8556584 seconds</text:p>
        </text:list-item>
        <text:list-item>
          <text:p text:style-name="P1">CPU time with n 10000000, nsteps 2500 and 8 processes = 64.4491430 seconds</text:p>
        </text:list-item>
        <text:list-item>
          <text:p text:style-name="P1">CPU time with n 10000000, nsteps 3000 and 8 processes = 78.3532622 seconds</text:p>
        </text:list-item>
        <text:list-item>
          <text:p text:style-name="P1">CPU time with n 10000000, nsteps 3500 and 8 processes = 91.9792955 seconds</text:p>
        </text:list-item>
        <text:list-item>
          <text:p text:style-name="P1">CPU time with n 10000000, nsteps 4000 and 8 processes = 106.1055434 seconds</text:p>
        </text:list-item>
        <text:list-item>
          <text:p text:style-name="P1">CPU time with n 10000000, nsteps 500 and 16 processes = 13.2994373 seconds</text:p>
        </text:list-item>
        <text:list-item>
          <text:p text:style-name="P1">CPU time with n 10000000, nsteps 1000 and 16 processes = 25.8990536 seconds</text:p>
        </text:list-item>
        <text:list-item>
          <text:p text:style-name="P1">CPU time with n 10000000, nsteps 1500 and 16 processes = 39.2757285 seconds</text:p>
        </text:list-item>
        <text:list-item>
          <text:p text:style-name="P1">CPU time with n 10000000, nsteps 2000 and 16 processes = 52.1356835 seconds</text:p>
        </text:list-item>
        <text:list-item>
          <text:p text:style-name="P1">CPU time with n 10000000, nsteps 2500 and 16 processes = 66.2873900 seconds</text:p>
        </text:list-item>
        <text:list-item>
          <text:p text:style-name="P1">CPU time with n 10000000, nsteps 3000 and 16 processes = 78.8741409 seconds</text:p>
        </text:list-item>
        <text:list-item>
          <text:p text:style-name="P1">CPU time with n 10000000, nsteps 3500 and 16 processes = 91.0161043 seconds</text:p>
        </text:list-item>
        <text:list-item>
          <text:p text:style-name="P1">CPU time with n 10000000, nsteps 4000 and 16 processes = 106.0920958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31T23:16:08.897523158</dc:date>
    <meta:editing-duration>PT31S</meta:editing-duration>
    <meta:editing-cycles>1</meta:editing-cycles>
    <meta:document-statistic meta:table-count="0" meta:image-count="0" meta:object-count="0" meta:page-count="11" meta:paragraph-count="320" meta:word-count="4480" meta:character-count="24918" meta:non-whitespace-character-count="21078"/>
    <meta:generator>LibreOffice/7.3.7.2$Linux_X86_64 LibreOffice_project/30$Build-2</meta:generator>
  </office:meta>
</office:document-meta>
</file>